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T1" style:family="text">
      <style:text-properties officeooo:rsid="0005dc92"/>
    </style:style>
    <style:style style:name="T2" style:family="text">
      <style:text-properties officeooo:rsid="0007a50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­</text:span>### Compact Setup List</text:p>
      <text:p text:style-name="Standard">- **Proxmox VE Base**: 1GB RAM, 10GB storage (strong password, auto-updates, backup compression).</text:p>
      <text:p text:style-name="Standard">- **Web Service VM**: Ubuntu + Nginx, 2GB RAM, 20GB storage, 1 vCPU (non-root user, logs, permissions 644, backups).</text:p>
      <text:p text:style-name="Standard">- **Firewall Container**: Alpine + iptables, 512MB RAM, 5GB storage, 1 vCPU (allow 80/443/1194, log dropped packets).</text:p>
      <text:p text:style-name="Standard">- **VPN Server VM**: Ubuntu + OpenVPN, 1GB RAM, 10GB storage, 1 vCPU (non-root user, strong encryption, logs, backups).</text:p>
      <text:p text:style-name="Standard">- **Reverse Proxy VM**: Ubuntu + Nginx, 2GB RAM, 20GB storage, 1 vCPU (non-root user, logs, backups).</text:p>
      <text:p text:style-name="Standard">- **Future Kubernetes VM**: Reserved, 4GB RAM, 40GB storage, 2 vCPUs.</text:p>
      <text:p text:style-name="Standard">- **Remaining**: 5.5GB RAM, 407GB storage (backups, logs).</text:p>
      <text:p text:style-name="Standard"/>
      <text:p text:style-name="Standard">### Compact Pathway</text:p>
      <text:p text:style-name="Standard">1. **Install Proxmox VE 8.4-1** (2-3 Days): <text:s text:c="3"/><text:span text:style-name="T1">done</text:span></text:p>
      <text:p text:style-name="Standard"><text:s text:c="3"/>- Make USB bootable with `proxmox-ve_8.4-1.iso` (Rufus/`dd`). <text:s/><text:span text:style-name="T1">Done </text:span></text:p>
      <text:p text:style-name="Standard"><text:s text:c="3"/>- Install Proxmox VE (ext4, DHCP, strong password). <text:s text:c="2"/><text:span text:style-name="T1">Done </text:span></text:p>
      <text:p text:style-name="Standard"><text:s text:c="3"/>- Enable auto-updates, configure backup compression. <text:s/><text:span text:style-name="T2">Done </text:span></text:p>
      <text:p text:style-name="Standard">- Test web interface (`<text:a xlink:type="simple" xlink:href="https://your-proxmox-ip:8006/" text:style-name="Internet_20_link" text:visited-style-name="Visited_20_Internet_20_Link">https://your-proxmox-ip:8006</text:a>`). <text:s text:c="5"/><text:span text:style-name="T2">Done</text:span></text:p>
      <text:p text:style-name="Standard"><text:s text:c="3"/>- Notebook: steps, IP, password, errors. <text:s text:c="2"/><text:span text:style-name="T2">Done</text:span></text:p>
      <text:p text:style-name="Standard"/>
      <text:p text:style-name="Standard">2. **Web Service VM** (1 Week):</text:p>
      <text:p text:style-name="Standard"><text:s text:c="3"/>- Download Ubuntu ISO (https://Ubuntu.com/download/server).</text:p>
      <text:p text:style-name="Standard"><text:s text:c="3"/>- Create VM (name: “Web-Service”, 2GB RAM, 1 vCPU, 20GB disk, vmbr0, DHCP).</text:p>
      <text:p text:style-name="Standard"><text:s text:c="3"/>- Install Ubuntu.</text:p>
      <text:p text:style-name="Standard"><text:s text:c="3"/>- Create non-root user (e.g., `nginx-user`).</text:p>
      <text:p text:style-name="Standard"><text:s text:c="3"/>- Install Nginx as `nginx-user`, enable logs.</text:p>
      <text:p text:style-name="Standard"><text:s text:c="3"/>- Edit `/var/www/html/index.html` to “My Production Web Server”.</text:p>
      <text:p text:style-name="Standard"><text:s text:c="3"/>- Set permissions for `/var/www/html` (owner: `nginx-user`, 644).</text:p>
      <text:p text:style-name="Standard"><text:s text:c="3"/>- Test (http://vm-ip).</text:p>
      <text:p text:style-name="Standard"><text:s text:c="3"/>- Backup VM (local storage, compression).</text:p>
      <text:p text:style-name="Standard"><text:s text:c="3"/>- Notebook: steps, VM IP, user, permissions, errors.</text:p>
      <text:p text:style-name="Standard"/>
      <text:p text:style-name="Standard">3. **Firewall Container** (1 Week):</text:p>
      <text:p text:style-name="Standard"><text:s text:c="3"/>- Create LXC (name: “Firewall”, Alpine, 512MB RAM, 1 vCPU, 5GB disk, vmbr0, DHCP).</text:p>
      <text:p text:style-name="Standard"><text:s text:c="3"/>- Install iptables.</text:p>
      <text:p text:style-name="Standard"><text:s text:c="3"/>- Allow ports 80/443/1194, block others.</text:p>
      <text:p text:style-name="Standard"><text:s text:c="3"/>- Log dropped packets (`/var/log/iptables.log`).</text:p>
      <text:p text:style-name="Standard"><text:s text:c="3"/>- Test: access Web Service VM (http://web-service-ip).</text:p>
      <text:p text:style-name="Standard"><text:s text:c="3"/>- Notebook: steps, container IP, rules, log file, errors.</text:p>
      <text:p text:style-name="Standard"/>
      <text:p text:style-name="Standard">4. **VPN Server VM** (1 Week):</text:p>
      <text:p text:style-name="Standard"><text:s text:c="3"/>- Create VM (name: “VPN-Server”, 1GB RAM, 1 vCPU, 10GB disk, vmbr0, DHCP).</text:p>
      <text:p text:style-name="Standard"><text:s text:c="3"/>- Install Ubuntu.</text:p>
      <text:p text:style-name="Standard"><text:s text:c="3"/>- Create non-root user (e.g., `vpn-user`).</text:p>
      <text:p text:style-name="Standard"><text:s text:c="3"/>- Install OpenVPN as `vpn-user`.</text:p>
      <text:p text:style-name="Standard"><text:s text:c="3"/>- Configure OpenVPN (AES-256-CBC, client certificates).</text:p>
      <text:p text:style-name="Standard"><text:s text:c="3"/>- Enable logs (`/var/log/openvpn.log`).</text:p>
      <text:p text:style-name="Standard"><text:soft-page-break/><text:s text:c="3"/>- Test VPN connection (OpenVPN client).</text:p>
      <text:p text:style-name="Standard"><text:s text:c="3"/>- Backup VM (local storage, compression).</text:p>
      <text:p text:style-name="Standard"><text:s text:c="3"/>- Notebook: steps, VM IP, user, encryption, errors.</text:p>
      <text:p text:style-name="Standard"/>
      <text:p text:style-name="Standard">5. **Reverse Proxy VM** (1 Week):</text:p>
      <text:p text:style-name="Standard"><text:s text:c="3"/>- Create VM (name: “Reverse-Proxy”, 2GB RAM, 1 vCPU, 20GB disk, vmbr0, DHCP).</text:p>
      <text:p text:style-name="Standard"><text:s text:c="3"/>- Install Ubuntu.</text:p>
      <text:p text:style-name="Standard"><text:s text:c="3"/>- Create non-root user (e.g., `proxy-user`).</text:p>
      <text:p text:style-name="Standard"><text:s text:c="3"/>- Install Nginx as `proxy-user`, enable logs.</text:p>
      <text:p text:style-name="Standard"><text:s text:c="3"/>- Configure Nginx to forward to Web Service VM.</text:p>
      <text:p text:style-name="Standard"><text:s text:c="3"/>- Test via VPN (http://reverse-proxy-ip).</text:p>
      <text:p text:style-name="Standard"><text:s text:c="3"/>- Backup VM (local storage, compression).</text:p>
      <text:p text:style-name="Standard"><text:s text:c="3"/>- Notebook: steps, VM IP, user, errors.</text:p>
      <text:p text:style-name="Standard"/>
      <text:p text:style-name="Standard">6. **Test Full Setup** (5-7 Days):</text:p>
      <text:p text:style-name="Standard"><text:s text:c="3"/>- Connect via VPN.</text:p>
      <text:p text:style-name="Standard"><text:s text:c="3"/>- Access Web Service through Reverse Proxy (http://reverse-proxy-ip).</text:p>
      <text:p text:style-name="Standard"><text:s text:c="3"/>- Verify Firewall filtering (`/var/log/iptables.log`).</text:p>
      <text:p text:style-name="Standard"><text:s text:c="3"/>- Check Nginx logs (`/var/log/nginx/error.log`).</text:p>
      <text:p text:style-name="Standard"><text:s text:c="3"/>- Check VPN logs (`/var/log/openvpn.log`).</text:p>
      <text:p text:style-name="Standard"><text:s text:c="3"/>- Restore Web Service VM from backup.</text:p>
      <text:p text:style-name="Standard"><text:s text:c="3"/>- Notebook: test results, log findings, errors.</text:p>
      <text:p text:style-name="Standard"/>
      <text:p text:style-name="Standard">7. **Prepare for Kubernetes** (1-2 Months, Later):</text:p>
      <text:p text:style-name="Standard"><text:s text:c="3"/>- Create VM (name: “Kubernetes”, 4GB RAM, 2 vCPUs, 40GB disk, vmbr0, DHCP).</text:p>
      <text:p text:style-name="Standard"><text:s text:c="3"/>- Install Ubuntu.</text:p>
      <text:p text:style-name="Standard"><text:s text:c="3"/>- Create non-root user (e.g., `k8s-user`).</text:p>
      <text:p text:style-name="Standard"><text:s text:c="3"/>- Install Docker and K3s (https://get.k3s.io/) as `k8s-user`.</text:p>
      <text:p text:style-name="Standard"><text:s text:c="3"/>- Deploy Nginx pod (YAML file).</text:p>
      <text:p text:style-name="Standard"><text:s text:c="3"/>- Test via VPN (`kubectl get pods`).</text:p>
      <text:p text:style-name="Standard"><text:s text:c="3"/>- Notebook: steps, VM IP, user, errors.</text:p>
      <text:p text:style-name="Standard"/>
      <text:p text:style-name="Standard">8. **Portfolio and Apply** (Ongoing):</text:p>
      <text:p text:style-name="Standard"><text:s text:c="3"/>- Create GitHub repo “Proxmox-Production-Setup”.</text:p>
      <text:p text:style-name="Standard"><text:s text:c="3"/>- Write README: Proxmox, VPN, Reverse Proxy, Firewall, Web Service, backups.</text:p>
      <text:p text:style-name="Standard"><text:s text:c="3"/>- Add screenshots (interface, web page, logs).</text:p>
      <text:p text:style-name="Standard"><text:s text:c="3"/>- Update resume with GitHub link.</text:p>
      <text:p text:style-name="Standard"><text:s text:c="3"/>- Apply to 5-10 DevOps/sysadmin jobs (LinkedIn, Indeed, Remote.co) in Germany, Netherlands, Canada.<text:line-break/><text:line-break/><text:line-break/><text:line-break/><text:line-break/><text:line-break/><text:line-break/><text:line-break/><text:line-break/><text:line-break/><text:line-break/><text:soft-page-break/><text:line-break/>Setup Components (Recap)</text:p>
      <text:list text:style-name="L1">
        <text:list-item>
          <text:p text:style-name="P1"><text:span text:style-name="Strong_20_Emphasis">Proxmox VE Base</text:span>: Already installed (1GB RAM, 10GB storage). </text:p>
        </text:list-item>
        <text:list-item>
          <text:p text:style-name="P1"><text:span text:style-name="Strong_20_Emphasis">Web Service VM</text:span>: Ubuntu + Nginx (2GB RAM, 20GB storage, 1 vCPU). </text:p>
        </text:list-item>
        <text:list-item>
          <text:p text:style-name="P1"><text:span text:style-name="Strong_20_Emphasis">Firewall Container</text:span>: Alpine + iptables (512MB RAM, 5GB storage, 1 vCPU). </text:p>
        </text:list-item>
        <text:list-item>
          <text:p text:style-name="P1"><text:span text:style-name="Strong_20_Emphasis">VPN Server VM</text:span>: Ubuntu + OpenVPN (1GB RAM, 10GB storage, 1 vCPU). </text:p>
        </text:list-item>
        <text:list-item>
          <text:p text:style-name="P1"><text:span text:style-name="Strong_20_Emphasis">Reverse Proxy VM</text:span>: Ubuntu + Nginx (2GB RAM, 20GB storage, 1 vCPU). </text:p>
        </text:list-item>
        <text:list-item>
          <text:p text:style-name="P1"><text:span text:style-name="Strong_20_Emphasis">Monitoring Container</text:span> (Optional): Alpine + Prometheus (512MB RAM, 5GB storage, 1 vCPU). </text:p>
        </text:list-item>
        <text:list-item>
          <text:p text:style-name="P1"><text:span text:style-name="Strong_20_Emphasis">Future Kubernetes VM</text:span>: Reserved (4GB RAM, 40GB storage, 2 vCPUs). </text:p>
        </text:list-item>
        <text:list-item>
          <text:p text:style-name="P2"><text:span text:style-name="Strong_20_Emphasis">Remaining</text:span>: 5GB/402GB (with monitoring) or 5.5GB/407GB (without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2T23:11:51.791190600</meta:creation-date>
    <dc:date>2025-06-03T02:43:59.512435400</dc:date>
    <meta:editing-duration>PT24M13S</meta:editing-duration>
    <meta:editing-cycles>2</meta:editing-cycles>
    <meta:generator>LibreOffice/25.2.3.2$Windows_X86_64 LibreOffice_project/bbb074479178df812d175f709636b368952c2ce3</meta:generator>
    <meta:document-statistic meta:table-count="0" meta:image-count="0" meta:object-count="0" meta:page-count="3" meta:paragraph-count="82" meta:word-count="651" meta:character-count="4515" meta:non-whitespace-character-count="3752"/>
  </office:meta>
</office:document-meta>
</file>